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toolbar/standardbar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handas" svg:font-family="Chanda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hetsarath OT" svg:font-family="'Phetsarath OT'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fo:font-weight="bold" officeooo:rsid="001f256a" officeooo:paragraph-rsid="001f256a" style:text-blinking="false" fo:background-color="transparent" style:font-size-asian="14pt" style:font-weight-asian="bold" style:font-size-complex="14pt" style:font-weight-complex="bold"/>
    </style:style>
    <style:style style:name="P2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1" fo:font-size="13pt" fo:font-style="normal" style:text-underline-style="none" fo:font-weight="normal" officeooo:rsid="001f256a" officeooo:paragraph-rsid="001f256a" style:text-blinking="false" fo:background-color="transparent" style:font-size-asian="13pt" style:font-size-complex="13pt"/>
    </style:style>
    <style:style style:name="P3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1" fo:font-size="13pt" fo:font-style="normal" style:text-underline-style="none" fo:font-weight="normal" officeooo:paragraph-rsid="001f256a" style:text-blinking="false" fo:background-color="transparent" style:font-size-asian="13pt" style:font-size-complex="13pt"/>
    </style:style>
    <style:style style:name="P4" style:family="paragraph" style:parent-style-name="Standard">
      <style:text-properties officeooo:paragraph-rsid="001f256a"/>
    </style:style>
    <style:style style:name="P5" style:family="paragraph" style:parent-style-name="Standard">
      <style:text-properties officeooo:paragraph-rsid="00226b3e"/>
    </style:style>
    <style:style style:name="P6" style:family="paragraph" style:parent-style-name="Standard">
      <style:text-properties style:font-name="Liberation Serif1" fo:font-size="14pt" officeooo:rsid="001f256a" officeooo:paragraph-rsid="001f256a" style:font-size-asian="14pt" style:font-size-complex="14pt"/>
    </style:style>
    <style:style style:name="P7" style:family="paragraph" style:parent-style-name="Standard">
      <style:text-properties style:font-name="Liberation Serif1" fo:font-size="13pt" officeooo:rsid="001f256a" officeooo:paragraph-rsid="001f256a" style:font-size-asian="13pt" style:font-size-complex="13pt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1" fo:font-size="14pt" officeooo:rsid="00226b3e" officeooo:paragraph-rsid="001f256a" style:font-size-asian="14pt" style:font-size-complex="14pt"/>
    </style:style>
    <style:style style:name="P10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1" fo:font-size="13pt" fo:font-style="normal" style:text-underline-style="none" fo:font-weight="normal" officeooo:rsid="00226b3e" officeooo:paragraph-rsid="00226b3e" style:text-blinking="false" fo:background-color="transparent" style:font-size-asian="13pt" style:font-size-complex="13pt"/>
    </style:style>
    <style:style style:name="P11" style:family="paragraph" style:parent-style-name="Standard">
      <style:text-properties fo:color="#000000" loext:opacity="100%" style:font-name="Liberation Serif1" fo:font-size="13pt" officeooo:paragraph-rsid="001f256a" style:font-size-asian="13pt" style:font-size-complex="13pt"/>
    </style:style>
    <style:style style:name="P12" style:family="paragraph" style:parent-style-name="Standard">
      <style:text-properties fo:color="#000000" loext:opacity="100%" style:font-name="Liberation Serif1" fo:font-size="13pt" officeooo:rsid="00233c6d" officeooo:paragraph-rsid="00233c6d" style:font-size-asian="13pt" style:font-size-complex="13pt"/>
    </style:style>
    <style:style style:name="P13" style:family="paragraph" style:parent-style-name="Standard" style:list-style-name="L1">
      <style:text-properties fo:color="#000000" loext:opacity="100%" style:font-name="Liberation Serif1" fo:font-size="13pt" officeooo:paragraph-rsid="001f256a" style:font-size-asian="13pt" style:font-size-complex="13pt"/>
    </style:style>
    <style:style style:name="P14" style:family="paragraph" style:parent-style-name="Text_20_body" style:list-style-name="L1">
      <style:paragraph-properties fo:margin-top="0in" fo:margin-bottom="0in" style:contextual-spacing="false"/>
      <style:text-properties officeooo:paragraph-rsid="00233c6d"/>
    </style:style>
    <style:style style:name="P15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226b3e"/>
    </style:style>
    <style:style style:name="T2" style:family="text">
      <style:text-properties fo:color="#b5ffd7" loext:opacity="100%" style:font-name="Liberation Serif1" fo:font-size="13pt" fo:font-style="italic" style:text-underline-style="solid" style:text-underline-width="auto" style:text-underline-color="font-color" fo:font-weight="bold" style:font-size-asian="13pt" style:font-size-complex="13pt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Liberation Serif1" fo:font-size="13pt" fo:font-style="normal" style:text-underline-style="none" fo:font-weight="normal" style:text-blinking="false" fo:background-color="transparent" loext:char-shading-value="0" style:font-size-asian="13pt" style:font-size-complex="13pt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Liberation Serif1" fo:font-size="13pt" fo:font-style="normal" style:text-underline-style="none" fo:font-weight="normal" officeooo:rsid="00226b3e" style:text-blinking="false" fo:background-color="transparent" loext:char-shading-value="0" style:font-size-asian="13pt" style:font-size-complex="13pt"/>
    </style:style>
    <style:style style:name="T5" style:family="text">
      <style:text-properties fo:color="#000000" loext:opacity="100%" style:font-name="Liberation Serif1" fo:font-size="13pt" style:font-size-asian="13pt" style:font-size-complex="13pt"/>
    </style:style>
    <style:style style:name="T6" style:family="text">
      <style:text-properties fo:color="#000000" loext:opacity="100%" style:font-name="Liberation Serif1" fo:font-size="13pt" fo:font-style="italic" style:text-underline-style="solid" style:text-underline-width="auto" style:text-underline-color="font-color" fo:font-weight="bold" style:font-size-asian="13pt" style:font-size-complex="13pt"/>
    </style:style>
    <style:style style:name="T7" style:family="text">
      <style:text-properties fo:color="#000000" loext:opacity="100%" style:font-name="Liberation Serif1" fo:font-size="13pt" fo:font-style="italic" style:text-underline-style="none" fo:font-weight="bold" style:font-size-asian="13pt" style:font-size-complex="13pt"/>
    </style:style>
    <style:style style:name="T8" style:family="text">
      <style:text-properties style:font-name="Liberation Serif1" fo:font-size="13pt" style:font-size-asian="13pt" style:font-size-complex="13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3pt" officeooo:rsid="00226b3e" style:font-size-asian="13pt" style:font-size-complex="13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JUNTAMENT MUNICIPAL DE MAÓ</text:p>
      <text:p text:style-name="P6"/>
      <text:p text:style-name="P6"/>
      <text:p text:style-name="P6"/>
      <text:p text:style-name="P1"><text:span text:style-name="T10">T</text:span><text:span text:style-name="T9">ermini de matriculació </text:span><text:span text:style-name="T10">2023-2024</text:span></text:p>
      <text:p text:style-name="P2"/>
      <text:p text:style-name="P3"><text:span text:style-name="T1">Q</text:span>ueda obert el termini de matriculació als cursos de l’escola municipal de <text:tab/>Maó.</text:p>
      <text:p text:style-name="P3"/>
      <text:p text:style-name="P3"/>
      <text:p text:style-name="P10">Es pot inscriurer de les seguents maneres: </text:p>
      <text:p text:style-name="P5"><text:span text:style-name="Strong_20_Emphasis"><text:span text:style-name="T4"><text:tab/></text:span></text:span><text:span text:style-name="Strong_20_Emphasis"><text:span text:style-name="T8">De forma telemàtica:</text:span></text:span><text:span text:style-name="T8"> del 24 d'octubre al 5 de novembre de 2023 a</text:span><text:span text:style-name="T5"> </text:span><text:a xlink:type="simple" xlink:href="https://ajmao.org/gesserveis/Gestion.aspx?IDGESTION=283" text:style-name="Internet_20_link" text:visited-style-name="Visited_20_Internet_20_Link"><text:span text:style-name="T6">aquest enllaç</text:span></text:a><text:span text:style-name="T5"> o a <text:tab/>la </text:span><text:a xlink:type="simple" xlink:href="https://www.carpetaciutadana.org/web/portal.aspx?Con=Conexion002" text:style-name="Internet_20_link" text:visited-style-name="Visited_20_Internet_20_Link"><text:span text:style-name="T6">seu</text:span></text:a><text:a xlink:type="simple" xlink:href="https://www.carpetaciutadana.org/web/portal.aspx?Con=Conexion002" text:style-name="Internet_20_link" text:visited-style-name="Visited_20_Internet_20_Link"><text:span text:style-name="T2"> </text:span></text:a><text:a xlink:type="simple" xlink:href="https://www.carpetaciutadana.org/web/portal.aspx?Con=Conexion002" text:style-name="Internet_20_link" text:visited-style-name="Visited_20_Internet_20_Link"><text:span text:style-name="T6">electrònica</text:span></text:a><text:span text:style-name="T5">. </text:span></text:p>
      <text:p text:style-name="P5"><text:span text:style-name="Strong_20_Emphasis"><text:span text:style-name="T5"/></text:span></text:p>
      <text:p text:style-name="P5"><text:span text:style-name="Strong_20_Emphasis"><text:span text:style-name="T8"><text:tab/>De forma presencial, amb cita prèvia:</text:span></text:span><text:span text:style-name="T8"> el 2 i 3 de novembre de 2023, a l'oficina de <text:tab/>l'Escola, al Claustre del Carme. </text:span></text:p>
      <text:p text:style-name="P3"/>
      <text:p text:style-name="P4"><text:span text:style-name="T3"><text:tab/><text:tab/></text:span><text:span text:style-name="T8"><text:line-break/><text:tab/>Es podrà sol·licitar la cita prèvia a partir del 26 d'octubre de 2023 mitjançant</text:span><text:span text:style-name="T5"> </text:span><text:a xlink:type="simple" xlink:href="https://www.carpetaciutadana.org/Mao/Login/Login.aspx?URL=https://www.carpetaciutadana.org/mao/solicituds/iniciartramit.aspx¿TIPO=CITA" text:style-name="Internet_20_link" text:visited-style-name="Visited_20_Internet_20_Link"><text:span text:style-name="T6">aquest </text:span></text:a><text:a xlink:type="simple" xlink:href="https://www.carpetaciutadana.org/Mao/Login/Login.aspx?URL=https://www.carpetaciutadana.org/mao/solicituds/iniciartramit.aspx¿TIPO=CITA" text:style-name="Internet_20_link" text:visited-style-name="Visited_20_Internet_20_Link"><text:span text:style-name="T7"><text:tab/></text:span></text:a><text:a xlink:type="simple" xlink:href="https://www.carpetaciutadana.org/Mao/Login/Login.aspx?URL=https://www.carpetaciutadana.org/mao/solicituds/iniciartramit.aspx¿TIPO=CITA" text:style-name="Internet_20_link" text:visited-style-name="Visited_20_Internet_20_Link"><text:span text:style-name="T6">enllaç</text:span></text:a><text:span text:style-name="T5"> o en el telèfon 971362021. </text:span></text:p>
      <text:p text:style-name="P11"/>
      <text:p text:style-name="P11"/>
      <text:p text:style-name="P12">Mes informacio per posarse en contacte en les escoles.</text:p>
      <text:p text:style-name="P12"/>
      <text:list xml:id="list3743645821" text:style-name="L1">
        <text:list-item>
          <text:p text:style-name="P14"><text:span text:style-name="Strong_20_Emphasis"><text:span text:style-name="T5">Direcció:</text:span></text:span><text:span text:style-name="T5"> Claustre del Carme, 5. 1r pis </text:span></text:p>
        </text:list-item>
        <text:list-item>
          <text:p text:style-name="P14"><text:span text:style-name="Strong_20_Emphasis">Codi postal:</text:span> 07701 - Maó (Menorca) </text:p>
        </text:list-item>
        <text:list-item>
          <text:p text:style-name="P15"><text:span text:style-name="Strong_20_Emphasis">Tel.</text:span> 971 36 20 21 </text:p>
        </text:list-item>
        <text:list-item>
          <text:p text:style-name="P14"><text:span text:style-name="Strong_20_Emphasis">a/e:</text:span> escoles_municipals@ajmao.org </text:p>
        </text:list-item>
      </text:list>
      <text:p text:style-name="P8"/>
      <text:list xml:id="list94121649290236" text:continue-numbering="true" text:style-name="L1">
        <text:list-header>
          <text:p text:style-name="P13"/>
        </text:list-header>
      </text:list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handas" svg:font-family="Chanda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hetsarath OT" svg:font-family="'Phetsarath OT'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08:55:50.039305577</meta:creation-date>
    <dc:date>2023-11-27T10:22:14.279636514</dc:date>
    <meta:editing-duration>PT34M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125" meta:character-count="719" meta:non-whitespace-character-count="593"/>
  </office:meta>
</office:document-meta>
</file>